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e32c1a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ffff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f39f3d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e32c1a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39f3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516cm" svg:height="2.394cm" svg:x="10.537cm" svg:y="13.759cm" svg:viewBox="0 0 517 2395" draw:points="0,392 517,0 510,2003 7,2395">
            <text:p/>
          </draw:polygon>
          <draw:polygon draw:style-name="gr1" draw:text-style-name="P1" draw:layer="layout" svg:width="1.507cm" svg:height="4.19cm" svg:x="11.549cm" svg:y="12.961cm" svg:viewBox="0 0 1508 4191" draw:points="998,392 1508,0 1500,3001 0,4191 0,3185 503,2794 495,1789 990,1390 998,1397">
            <text:p/>
          </draw:polygon>
          <draw:polygon draw:style-name="gr1" draw:text-style-name="P1" draw:layer="layout" svg:width="0.494cm" svg:height="0.39cm" svg:x="10.056cm" svg:y="13.355cm" svg:viewBox="0 0 495 391" draw:points="0,391 495,0 495,391">
            <text:p/>
          </draw:polygon>
          <draw:polygon draw:style-name="gr2" draw:text-style-name="P2" draw:layer="layout" svg:width="1.507cm" svg:height="0.406cm" svg:x="10.544cm" svg:y="15.747cm" svg:viewBox="0 0 1508 407" draw:points="0,407 517,0 1508,0 998,399">
            <text:p/>
          </draw:polygon>
          <draw:polygon draw:style-name="gr2" draw:text-style-name="P2" draw:layer="layout" svg:width="1.514cm" svg:height="0.406cm" svg:x="11.047cm" svg:y="14.343cm" svg:viewBox="0 0 1515 407" draw:points="7,0 1515,15 1005,407 0,407">
            <text:p/>
          </draw:polygon>
          <draw:polygon draw:style-name="gr2" draw:text-style-name="P2" draw:layer="layout" svg:width="4.507cm" svg:height="1.211cm" svg:x="8.541cm" svg:y="12.939cm" svg:viewBox="0 0 4508 1212" draw:points="1508,0 4508,7 4013,406 2025,406 1523,805 2439,805 2506,805 1981,1212 0,1212">
            <text:p/>
          </draw:polygon>
          <draw:polygon draw:style-name="gr3" draw:text-style-name="P3" draw:layer="layout" svg:width="0.997cm" svg:height="1.004cm" svg:x="11.054cm" svg:y="14.752cm" svg:viewBox="0 0 998 1005" draw:points="0,0 0,1005 998,1005 990,0">
            <text:p/>
          </draw:polygon>
          <draw:polygon draw:style-name="gr3" draw:text-style-name="P3" draw:layer="layout" svg:width="1.987cm" svg:height="1.005cm" svg:x="10.559cm" svg:y="13.345cm" svg:viewBox="0 0 1988 1006" draw:points="0,0 0,399 480,399 488,1006 1980,1006 1988,0">
            <text:p/>
          </draw:polygon>
          <draw:polygon draw:style-name="gr3" draw:text-style-name="P3" draw:layer="layout" svg:width="3cm" svg:height="3cm" svg:x="8.548cm" svg:y="14.151cm" svg:viewBox="0 0 3001 3001" draw:points="0,0 0,3001 3001,3001 3001,2003 1996,2003 2003,0">
            <text:p/>
          </draw:polygon>
          <draw:line draw:style-name="gr4" draw:text-style-name="P4" draw:layer="layout" svg:x1="8.557cm" svg:y1="17.151cm" svg:x2="11.557cm" svg:y2="17.151cm">
            <text:p/>
          </draw:line>
          <draw:line draw:style-name="gr4" draw:text-style-name="P4" draw:layer="layout" svg:x1="8.552cm" svg:y1="17.15cm" svg:x2="8.552cm" svg:y2="14.15cm">
            <text:p/>
          </draw:line>
          <draw:line draw:style-name="gr4" draw:text-style-name="P4" draw:layer="layout" svg:x1="9.552cm" svg:y1="17.15cm" svg:x2="9.552cm" svg:y2="14.15cm">
            <text:p/>
          </draw:line>
          <draw:line draw:style-name="gr4" draw:text-style-name="P4" draw:layer="layout" svg:x1="8.562cm" svg:y1="16.15cm" svg:x2="11.562cm" svg:y2="16.15cm">
            <text:p/>
          </draw:line>
          <draw:line draw:style-name="gr4" draw:text-style-name="P4" draw:layer="layout" svg:x1="8.562cm" svg:y1="15.15cm" svg:x2="10.562cm" svg:y2="15.15cm">
            <text:p/>
          </draw:line>
          <draw:line draw:style-name="gr4" draw:text-style-name="P4" draw:layer="layout" svg:x1="10.552cm" svg:y1="17.15cm" svg:x2="10.552cm" svg:y2="14.15cm">
            <text:p/>
          </draw:line>
          <draw:line draw:style-name="gr4" draw:text-style-name="P4" draw:layer="layout" svg:x1="8.562cm" svg:y1="14.15cm" svg:x2="10.562cm" svg:y2="14.15cm">
            <text:p/>
          </draw:line>
          <draw:line draw:style-name="gr4" draw:text-style-name="P4" draw:layer="layout" svg:x1="11.552cm" svg:y1="17.15cm" svg:x2="11.552cm" svg:y2="16.15cm">
            <text:p/>
          </draw:line>
          <draw:line draw:style-name="gr4" draw:text-style-name="P4" draw:layer="layout" svg:x1="8.552cm" svg:y1="14.151cm" svg:x2="10.052cm" svg:y2="12.951cm">
            <text:p/>
          </draw:line>
          <draw:line draw:style-name="gr4" draw:text-style-name="P4" draw:layer="layout" svg:x1="9.552cm" svg:y1="14.151cm" svg:x2="11.052cm" svg:y2="12.951cm">
            <text:p/>
          </draw:line>
          <draw:line draw:style-name="gr4" draw:text-style-name="P4" draw:layer="layout" svg:x1="10.052cm" svg:y1="12.951cm" svg:x2="13.052cm" svg:y2="12.951cm">
            <text:p/>
          </draw:line>
          <draw:line draw:style-name="gr4" draw:text-style-name="P4" draw:layer="layout" svg:x1="9.552cm" svg:y1="13.35cm" svg:x2="12.552cm" svg:y2="13.35cm">
            <text:p/>
          </draw:line>
          <draw:line draw:style-name="gr4" draw:text-style-name="P4" draw:layer="layout" svg:x1="9.052cm" svg:y1="13.75cm" svg:x2="11.052cm" svg:y2="13.75cm">
            <text:p/>
          </draw:line>
          <draw:line draw:style-name="gr4" draw:text-style-name="P4" draw:layer="layout" svg:x1="10.552cm" svg:y1="14.15cm" svg:x2="11.052cm" svg:y2="13.75cm">
            <text:p/>
          </draw:line>
          <draw:line draw:style-name="gr4" draw:text-style-name="P4" draw:layer="layout" svg:x1="11.552cm" svg:y1="13.351cm" svg:x2="12.052cm" svg:y2="12.951cm">
            <text:p/>
          </draw:line>
          <draw:line draw:style-name="gr4" draw:text-style-name="P4" draw:layer="layout" svg:x1="11.552cm" svg:y1="14.35cm" svg:x2="11.552cm" svg:y2="13.35cm">
            <text:p/>
          </draw:line>
          <draw:line draw:style-name="gr4" draw:text-style-name="P4" draw:layer="layout" svg:x1="10.556cm" svg:y1="13.76cm" svg:x2="10.552cm" svg:y2="13.35cm">
            <text:p/>
          </draw:line>
          <draw:line draw:style-name="gr4" draw:text-style-name="P4" draw:layer="layout" svg:x1="11.052cm" svg:y1="15.75cm" svg:x2="11.052cm" svg:y2="13.75cm">
            <text:p/>
          </draw:line>
          <draw:line draw:style-name="gr4" draw:text-style-name="P4" draw:layer="layout" svg:x1="10.552cm" svg:y1="15.15cm" svg:x2="11.552cm" svg:y2="14.35cm">
            <text:p/>
          </draw:line>
          <draw:line draw:style-name="gr4" draw:text-style-name="P4" draw:layer="layout" svg:x1="10.552cm" svg:y1="16.15cm" svg:x2="11.052cm" svg:y2="15.75cm">
            <text:p/>
          </draw:line>
          <draw:line draw:style-name="gr4" draw:text-style-name="P4" draw:layer="layout" svg:x1="11.552cm" svg:y1="17.15cm" svg:x2="13.052cm" svg:y2="15.95cm">
            <text:p/>
          </draw:line>
          <draw:line draw:style-name="gr4" draw:text-style-name="P4" draw:layer="layout" svg:x1="11.552cm" svg:y1="16.15cm" svg:x2="13.052cm" svg:y2="14.95cm">
            <text:p/>
          </draw:line>
          <draw:line draw:style-name="gr4" draw:text-style-name="P4" draw:layer="layout" svg:x1="12.552cm" svg:y1="16.35cm" svg:x2="12.552cm" svg:y2="13.35cm">
            <text:p/>
          </draw:line>
          <draw:line draw:style-name="gr4" draw:text-style-name="P4" draw:layer="layout" svg:x1="13.052cm" svg:y1="15.951cm" svg:x2="13.052cm" svg:y2="12.951cm">
            <text:p/>
          </draw:line>
          <draw:line draw:style-name="gr4" draw:text-style-name="P4" draw:layer="layout" svg:x1="12.552cm" svg:y1="13.351cm" svg:x2="13.052cm" svg:y2="12.951cm">
            <text:p/>
          </draw:line>
          <draw:line draw:style-name="gr4" draw:text-style-name="P4" draw:layer="layout" svg:x1="12.052cm" svg:y1="14.75cm" svg:x2="13.052cm" svg:y2="13.95cm">
            <text:p/>
          </draw:line>
          <draw:line draw:style-name="gr4" draw:text-style-name="P4" draw:layer="layout" svg:x1="11.039cm" svg:y1="14.351cm" svg:x2="12.552cm" svg:y2="14.35cm">
            <text:p/>
          </draw:line>
          <draw:line draw:style-name="gr4" draw:text-style-name="P4" draw:layer="layout" svg:x1="12.052cm" svg:y1="16.752cm" svg:x2="12.052cm" svg:y2="14.752cm">
            <text:p/>
          </draw:line>
          <draw:line draw:style-name="gr4" draw:text-style-name="P4" draw:layer="layout" svg:x1="11.062cm" svg:y1="15.75cm" svg:x2="12.062cm" svg:y2="15.75cm">
            <text:p/>
          </draw:line>
          <draw:line draw:style-name="gr4" draw:text-style-name="P4" draw:layer="layout" svg:x1="11.062cm" svg:y1="14.752cm" svg:x2="12.062cm" svg:y2="14.75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1:33:25.731983514</meta:creation-date>
    <dc:date>2018-05-18T11:33:44.921616702</dc:date>
    <meta:editing-duration>PT19S</meta:editing-duration>
    <meta:editing-cycles>1</meta:editing-cycles>
    <meta:document-statistic meta:object-count="40"/>
    <meta:generator>LibreOffice/6.0.0.3$MacOSX_X86_64 LibreOffice_project/64a0f66915f38c6217de274f0aa8e15618924765</meta:generator>
  </office:meta>
</office:document-meta>
</file>